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1.409cm"/>
    </style:style>
    <style:style style:name="co5" style:family="table-column">
      <style:table-column-properties fo:break-before="auto" style:column-width="9.73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7.0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 style:vertical-align="middle"/>
    </style:style>
    <style:style style:name="ce5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 style:vertical-align="middle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8"/>
        <table:table-column table:style-name="co10" table:number-columns-repeated="1015" table:default-cell-style-name="ce9"/>
        <table:table-row table:style-name="ro1"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Number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SMD/ TH</text:p>
          </table:table-cell>
          <table:table-cell table:style-name="ce3" office:value-type="string" calcext:value-type="string">
            <text:p>PCB side</text:p>
          </table:table-cell>
          <table:table-cell table:style-name="ce3" office:value-type="string" calcext:value-type="string">
            <text:p>Comm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l</text:p>
          </table:table-cell>
          <table:table-cell table:style-name="ce5" office:value-type="string" calcext:value-type="string">
            <text:p>10M02SCE144C8G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GA - Field Programmable Gate Array, </text:p>
          </table:table-cell>
          <table:table-cell office:value-type="string" calcext:value-type="string">
            <text:p>144EQFP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When hand-soldering: Solder center pad from bottom si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xas Instruments</text:p>
          </table:table-cell>
          <table:table-cell office:value-type="string" calcext:value-type="string">
            <text:p>THS7316DR</text:p>
          </table:table-cell>
          <table:table-cell office:value-type="string" calcext:value-type="string">
            <text:p>AMP1,AM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 Amplifiers 3-Ch HDTV Video Amp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xas Instruments</text:p>
          </table:table-cell>
          <table:table-cell office:value-type="string" calcext:value-type="string">
            <text:p>LM1117IMPX-3.3/NOPB</text:p>
          </table:table-cell>
          <table:table-cell office:value-type="string" calcext:value-type="string">
            <text:p>REG1,RE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O Voltage Regulators 800MA LDO LINEAR REG</text:p>
          </table:table-cell>
          <table:table-cell office:value-type="string" calcext:value-type="string">
            <text:p>SOT-223-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QD Frequency Products</text:p>
          </table:table-cell>
          <table:table-cell office:value-type="string" calcext:value-type="string">
            <text:p>LFSPXO024957Reel</text:p>
          </table:table-cell>
          <table:table-cell office:value-type="string" calcext:value-type="string">
            <text:p>OS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 Clock Oscillators 25MHz 3.3V 50ppm -40C +85C</text:p>
          </table:table-cell>
          <table:table-cell office:value-type="string" calcext:value-type="string">
            <text:p>5 mm x 3.2 mm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K Switches</text:p>
          </table:table-cell>
          <table:table-cell office:value-type="string" calcext:value-type="string">
            <text:p>SS14MDH2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de Switches SP3T ON-ON-ON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ff</text:p>
          </table:table-cell>
          <table:table-cell office:value-type="string" calcext:value-type="string">
            <text:p>FC68125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RS Jack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1,L2,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 inductors 10uH, 20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Aluminium Electrolytic Capacitor 100uF 16V</text:p>
          </table:table-cell>
          <table:table-cell office:value-type="string" calcext:value-type="string">
            <text:p>6.3 mm diamete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C1,C2,C3,C4,C5,C9,C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ramic capacitor 10uF, 16V, 20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C10,C28,C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amic capacitor 100nF, 16V, 20%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C6,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amic capacitor 100nF, 16V, 20%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/Bottom</text:p>
          </table:table-cell>
          <table:table-cell office:value-type="string" calcext:value-type="string">
            <text:p>Bottom until Rev.3, Top from Rev.4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C11-C27,C31-C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ramic capacitor 100nF, 16V, 20%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tt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27,R28,R29,R33,R34,R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ick film resistor, 75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17,R18,R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150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37,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ck film resistor, 330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36,R38,R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680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2,R7,R12,R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ck film resistor, 1k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ck film resistor, 1.1k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3,R8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2k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ck film resistor, 2.2k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ck film resistor, 3.3k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4,R9,R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4.02k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5,R10,R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8.06k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6,R11,R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16k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20-R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ick film resistor, 10k Ohm, 1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GPI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 pin header, 2x10 pins, 2.54mm , gold plated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JT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 pin header, 2x5 pins, 2.54mm, gold plated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</table:table>
      <table:table table:name="Tabe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left="1.499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.00.0000</text:date>, <text:time style:data-style-name="N2" text:time-value="17:08:29.8631494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6.2$MacOSX_X86_64 LibreOffice_project/2196df99b074d8a661f4036fca8fa0cbfa33a497</meta:generator>
    <meta:creation-date>2019-08-14T20:46:12.67</meta:creation-date>
    <dc:date>2020-11-21T17:12:19.214367676</dc:date>
    <meta:editing-cycles>27</meta:editing-cycles>
    <meta:editing-duration>PT3H9M54S</meta:editing-duration>
    <meta:document-statistic meta:table-count="3" meta:cell-count="202" meta:object-count="0"/>
  </office:meta>
</office:document-meta>
</file>